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style:font-name="Arial"/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style:font-name="Arial"/>
    </style:style>
    <style:style style:name="P3" style:family="paragraph" style:parent-style-name="Standard">
      <style:paragraph-properties fo:margin-left="34.66mm" fo:margin-right="0mm" fo:text-align="center" style:justify-single-word="false" fo:text-indent="-34.66mm" style:auto-text-indent="false">
        <style:tab-stops>
          <style:tab-stop style:position="29.74mm"/>
        </style:tab-stops>
      </style:paragraph-properties>
      <style:text-properties style:font-name="Arial" fo:font-size="14pt" fo:font-weight="bold" officeooo:paragraph-rsid="000752b8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34.66mm" fo:margin-right="0mm" fo:text-indent="-34.66mm" style:auto-text-indent="false">
        <style:tab-stops>
          <style:tab-stop style:position="29.74mm"/>
        </style:tab-stops>
      </style:paragraph-properties>
      <style:text-properties officeooo:paragraph-rsid="000752b8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Standard">
      <style:paragraph-properties>
        <style:tab-stops>
          <style:tab-stop style:position="29.74mm"/>
        </style:tab-stops>
      </style:paragraph-properties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daac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82969344" text:id="ct182969344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166763560" text:id="ct166763560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186284272" text:id="ct186284272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85300376" text:id="ct185300376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67223480" text:id="ct167223480">
          <text:insertion>
            <office:change-info>
              <dc:creator>Luc Saffre</dc:creator>
              <dc:date>2012-05-31T13:43:00</dc:date>
            </office:change-info>
          </text:insertion>
        </text:changed-region>
        <text:changed-region xml:id="ct184658896" text:id="ct184658896">
          <text:insertion>
            <office:change-info>
              <dc:creator>Luc Saffre</dc:creator>
              <dc:date>2012-05-31T14:03:00</dc:date>
            </office:change-info>
          </text:insertion>
        </text:changed-region>
        <text:changed-region xml:id="ct166824096" text:id="ct166824096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66956392" text:id="ct166956392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84750592" text:id="ct184750592">
          <text:insertion>
            <office:change-info>
              <dc:creator>Luc Saffre</dc:creator>
              <dc:date>2012-05-31T14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lient: <text:tab/><text:conditional-text text:condition="ooow:true" text:string-value-if-true="&quot;obj.person.get_address(', ')&quot;" text:string-value-if-false="">obj.person.get_address(', ')</text:conditional-text></text:p>
      <text:p text:style-name="P4"><text:span text:style-name="T1">Angefragt durch</text:span>:<text:tab/><text:conditional-text text:condition="ooow:true" text:string-value-if-true="&quot;obj.user&quot;" text:string-value-if-false="">obj.user</text:conditional-text></text:p>
      <text:p text:style-name="P4">ZDSS: <text:tab/><text:conditional-text text:condition="ooow:true" text:string-value-if-true="&quot;obj.sent&quot;" text:string-value-if-false="">obj.sent</text:conditional-text> / <text:conditional-text text:condition="ooow:true" text:string-value-if-true="&quot;obj.sent&quot;" text:string-value-if-false="">obj.sent</text:conditional-text></text:p>
      <text:h text:style-name="Heading_20_2" text:outline-level="2">Resultate</text:h>
      <text:p text:style-name="P6"><office:annotation><dc:creator>Luc Saffre</dc:creator><dc:date>2012-05-31T13:44:25</dc:date><text:p text:style-name="P7"><text:span text:style-name="T2">do text for row in list(obj.get_result_table(ar))</text:span></text:p></office:annotation>Name:<text:tab/><text:change-start text:change-id="ct182969344"/>row.last_name<text:change-end text:change-id="ct182969344"/><text:line-break/>Vorname: <text:tab/><text:change-start text:change-id="ct166763560"/>row.first_name<text:change-end text:change-id="ct166763560"/><text:line-break/>Geschlecht: <text:tab/><text:change-start text:change-id="ct186284272"/>row.gender<text:change-end text:change-id="ct186284272"/><text:line-break/>NR-Nummer: <text:tab/><text:change-start text:change-id="ct185300376"/>row.national_id<text:change-end text:change-id="ct185300376"/><text:line-break/>Adresse:<text:tab/><text:change-start text:change-id="ct167223480"/>row.address<text:change-end text:change-id="ct167223480"/><text:line-break/>Land:<text:tab/><text:change-start text:change-id="ct184658896"/>row.country<text:change-end text:change-id="ct184658896"/><text:line-break/>Geburtsdatum: <text:tab/><text:change-start text:change-id="ct166824096"/>row.birth_date<text:change-end text:change-id="ct166824096"/> <text:s/>(<text:conditional-text text:condition="ooow:true" text:string-value-if-true="&quot;iif(row.birth_date==obj.person.birth_date,'OK', obj.person.birth_date)&quot;" text:string-value-if-false="">iif(row.birth_date==obj.person.birth_date,'OK', obj.person.birth_date)</text:conditional-text>)<text:line-break/>Geburtsort:<text:tab/><text:change-start text:change-id="ct166956392"/>row.birth_location<text:change-end text:change-id="ct166956392"/><text:line-break/>Zivilstand: <text:tab/><text:change-start text:change-id="ct184750592"/>row.civil_state<text:change-end text:change-id="ct184750592"/><text:line-break/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Times New Roman1" fo:font-family="'Times New Roman'" style:font-style-name="Normal" style:font-family-generic="roman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4.59mm" style:rel-column-width="13333*"/>
    </style:style>
    <style:style style:name="Table1.B" style:family="table-column">
      <style:table-column-properties style:column-width="104.25mm" style:rel-column-width="40187*"/>
    </style:style>
    <style:style style:name="Table1.C" style:family="table-column">
      <style:table-column-properties style:column-width="31.17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style:font-name="Arial"/>
    </style:style>
    <style:style style:name="MP2" style:family="paragraph" style:parent-style-name="Standard">
      <style:paragraph-properties fo:margin-left="34.66mm" fo:margin-right="0mm" fo:text-align="center" style:justify-single-word="false" fo:text-indent="-34.66mm" style:auto-text-indent="false">
        <style:tab-stops>
          <style:tab-stop style:position="29.74mm"/>
        </style:tab-stops>
      </style:paragraph-properties>
      <style:text-properties style:font-name="Arial" fo:font-size="14pt" fo:font-weight="bold" officeooo:paragraph-rsid="000752b8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style:font-name="Arial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obj" text:string-value-if-false="">obj</text:conditional-text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06" text:date-value="2011-09-30T23:56:55.810000011" text:fixed="true">30.9.11</text:date> <text:time style:data-style-name="N41" text:time-value="2011-09-30T23:57:06.390000083" text:fixed="true">23:57:06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5-07-14T18:01:12.121908992</dc:date>
    <dc:creator>Luc Saffre</dc:creator>
    <meta:editing-duration>PT3H28M35S</meta:editing-duration>
    <meta:editing-cycles>30</meta:editing-cycles>
    <meta:generator>LibreOffice/4.2.8.2$Linux_x86 LibreOffice_project/420m0$Build-2</meta:generator>
    <meta:document-statistic meta:table-count="1" meta:image-count="0" meta:object-count="0" meta:page-count="1" meta:paragraph-count="8" meta:word-count="40" meta:character-count="463" meta:non-whitespace-character-count="421"/>
  </office:meta>
</office:document-meta>
</file>